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e0ae8" officeooo:paragraph-rsid="001e0ae8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d43e7" officeooo:paragraph-rsid="001d43e7"/>
    </style:style>
    <style:style style:name="P10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T1" style:family="text">
      <style:text-properties officeooo:rsid="001d43e7"/>
    </style:style>
    <style:style style:name="T2" style:family="text">
      <style:text-properties officeooo:rsid="001e0ae8"/>
    </style:style>
    <style:style style:name="T3" style:family="text">
      <style:text-properties officeooo:rsid="001eb13a"/>
    </style:style>
    <style:style style:name="T4" style:family="text">
      <style:text-properties fo:font-weight="bold" officeooo:rsid="001eb13a" style:font-weight-asian="bold" style:font-weight-complex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line:</text:p>
      <text:p text:style-name="P1"/>
      <text:p text:style-name="P1">04/01/2016</text:p>
      <text:list xml:id="list4867904470533573895" text:style-name="L1">
        <text:list-item>
          <text:p text:style-name="P7">Découverte du framework (Équipe)</text:p>
        </text:list-item>
        <text:list-item>
          <text:p text:style-name="P7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155826433608415" text:style-name="L1">
        <text:list-item>
          <text:p text:style-name="P7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7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55825933059307" text:style-name="L1">
        <text:list-item>
          <text:p text:style-name="P7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7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7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55826202768573" text:style-name="L1">
        <text:list-item>
          <text:p text:style-name="P7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7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7"><text:a xlink:type="simple" xlink:href="https://github.com/DamienCassou/lille-game-framework/pull/74">#74</text:a> Séparation en 2 commit du commit initial (Aymeric)</text:p>
        </text:list-item>
        <text:list-item>
          <text:p text:style-name="P7"><text:a xlink:type="simple" xlink:href="https://github.com/DamienCassou/lille-game-framework/pull/72">#72</text:a> Fusion de l'ensemble des commits (Jérémy, Aymeric)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155825164874919" text:style-name="L1">
        <text:list-item>
          <text:p text:style-name="P7"><text:a xlink:type="simple" xlink:href="https://github.com/DamienCassou/lille-game-framework/pull/74">#74</text:a> Déplacement d'un des 2 commit sur une nouvelle branche (Aymeric)</text:p>
        </text:list-item>
        <text:list-item>
          <text:p text:style-name="P7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155824663774924" text:style-name="L1">
        <text:list-item>
          <text:p text:style-name="P7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55826130258769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,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7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155826025339566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8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155825243869771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7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155825980172286" text:style-name="L1">
        <text:list-item>
          <text:p text:style-name="P7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5"/>
      <text:p text:style-name="P5">15/01/2016</text:p>
      <text:list xml:id="list155826074730179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<text:span text:style-name="T2">(retirer la position à la création de la bombe car les bombes sont d'abord créées et ensuite posées à une certaine position)</text:span> (Jérémy, Pierre)</text:p>
        </text:list-item>
        <text:list-item>
          <text:p text:style-name="P8">Modification de la façon de gérer les bombes utilisables (=&gt; liste de bombes , ajout d'une nouvelle bombe dans la liste quand une bombe explose) (Jérémy)</text:p>
        </text:list-item>
        <text:list-item>
          <text:p text:style-name="P7"><text:a xlink:type="simple" xlink:href="https://github.com/DamienCassou/lille-game-framework/pull/89">#89</text:a> Enlever un constructeur obsolète (Aymeric, Charles)</text:p>
        </text:list-item>
        <text:list-item>
          <text:p text:style-name="P7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7"><text:a xlink:type="simple" xlink:href="https://github.com/DamienCassou/lille-game-framework/pull/105">#105</text:a> Ajout d’un @Test manquant dans la fonction goodspeed de la classe <text:soft-page-break/>MoveStrategyStraightLineTest (Charles)</text:p>
        </text:list-item>
        <text:list-item>
          <text:p text:style-name="P7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5"/>
      <text:p text:style-name="P5">16/01/2016</text:p>
      <text:list xml:id="list155826427756562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3"/>
      <text:p text:style-name="P5">17/01/2016</text:p>
      <text:list xml:id="list155825161054731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a false définit la fin du jeu (Charles)</text:p>
        </text:list-item>
      </text:list>
      <text:p text:style-name="P5"/>
      <text:p text:style-name="P5">18/01/2016</text:p>
      <text:list xml:id="list155826278113933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<text:soft-page-break/>Mise en place du déplacement et changement de sprite à chaque pas (Kévin)</text:p>
        </text:list-item>
        <text:list-item>
          <text:p text:style-name="P7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eation et écriture des tests de la classe BombermanUniverseViewPort.java (Charles)</text:p>
        </text:list-item>
      </text:list>
      <text:p text:style-name="P2"/>
      <text:p text:style-name="P2">19/01/2016</text:p>
      <text:p text:style-name="P5"><text:tab/>•<text:tab/>Ajout d’une interface bonus ainsi que de 2 bonus pour les bombes du jeu. (Jérémy)</text:p>
      <text:p text:style-name="P5"><text:tab/>•<text:tab/>Avancement de la classe SpawnBox pour disposer des caisses sur le plateau de jeu. (Kevin)</text:p>
      <text:p text:style-name="P5"><text:tab/>•<text:tab/>Ajout des getters et setters dans la classe et de la méthode addBomb ainsi que leurs tests dans la classe Player.java. (Charles)</text:p>
      <text:p text:style-name="P5"><text:tab/>•<text:tab/>Ajout des tests pour les classes de bonus ExtraBombsBonus et RadiusBonus. (Charles)</text:p>
      <text:p text:style-name="P5"><text:tab/>•<text:tab/>Correction de tests existants et suppression d’import inutiles (Charles).</text:p>
      <text:p text:style-name="P5"><text:tab/>• <text:s/>Tentative de rassemblement des classes Bomb et BombExplosion (Jeremy)</text:p>
      <text:p text:style-name="P2"/>
      <text:p text:style-name="P2">20/01/2016</text:p>
      <text:p text:style-name="P5"><text:tab/>•<text:tab/>Suppression de la classe SpeedBonus et SpeedBonusTest, nous avons jugé que c’était trop compliqué à mettre en oeuvre via le framework (Aymeric, Kévin, Charles)</text:p>
      <text:p text:style-name="P5"><text:tab/>•<text:tab/>Correction des méthodes de test dans PlayerTest et ajout du méthode getBombsAvailable dans les tests (Charles)</text:p>
      <text:p text:style-name="P5"><text:tab/>•<text:tab/>Suppression de la méthode bombIsExploded et du booléen exploded qui nous sont inutiles. (Charles).</text:p>
      <text:p text:style-name="P5"><text:tab/>•<text:tab/>Correction des bugs lors de la génération des boxs, tout est opérationnel (Kévin)</text:p>
      <text:p text:style-name="P5"><text:tab/>•<text:tab/>Factorisation de la classe Level, suppression d’attributs inutiles (Aymeric)</text:p>
      <text:p text:style-name="P5"><text:tab/>•<text:tab/>Mise en place de la méthode drop bomb, suivant une autre stratégie (Aymeric)</text:p>
      <text:p text:style-name="P5"><text:tab/>•<text:tab/>Correction de l’entité bombe en « No Blocker » sinon le personnage ne peut plus bouger (Aymeric)</text:p>
      <text:p text:style-name="P5"><text:tab/>•<text:tab/>Factorisation de la classe Level, suppression d’attributs inutiles (Aymeric)</text:p>
      <text:p text:style-name="P5"><text:tab/>• <text:s/>Modification de la classe Player pour gérer le nombre de bombes que le joueur est autorisé à poser (Aymeric, Jeremy)</text:p>
      <text:p text:style-name="P5"><text:tab/>•<text:tab/>Suppression méthode inutile dropBomb dans la classe bomb (Jeremy)</text:p>
      <text:p text:style-name="P5"><text:tab/>• <text:s/><text:span text:style-name="T1">Ajout d'images de flammes en 32x32 pour l'explosion des bombes (Jeremy,Kevin)</text:span></text:p>
      <text:p text:style-name="P5">)</text:p>
      <text:p text:style-name="P2">21/01/2016</text:p>
      <text:p text:style-name="P5"><text:tab/>•<text:tab/>Création de la classe bombTimer, voir lequel choisir avec celui d’Aymeric (Pierre, Jeremy)</text:p>
      <text:p text:style-name="P5"><text:tab/>•<text:tab/>Correction de petites erreurs dans la classe Player (méthode getKeyboard, declarations d’attributs et suppression « d’import » inutilisés) (Charles)</text:p>
      <text:list xml:id="list155825895362860" text:style-name="L1">
        <text:list-item>
          <text:p text:style-name="P7"><text:soft-page-break/>Rename BombExplosion en Flame et premier tests d’affichage des flammes (Pierre,Jeremy,Aymeric)</text:p>
        </text:list-item>
        <text:list-item>
          <text:p text:style-name="P9">Création méthodes pour créer le bon nombre de flammes dans toutes les directions (Pierre,Jeremy)</text:p>
        </text:list-item>
        <text:list-item>
          <text:p text:style-name="P7">Affichage du sprite de la méthode kill (Pierre)</text:p>
        </text:list-item>
        <text:list-item>
          <text:p text:style-name="P7">Ajout d’un get et set pour modifier et accéder au nombre de bombes disponibles. (Charles)</text:p>
        </text:list-item>
        <text:list-item>
          <text:p text:style-name="P7">Ecriture des tests pour les methodes getBoundingBox, getKeyboard, dropBomb, addBomb, getAuthorizedBombs et setAuthorizedBombs de la classe Player.java. (Charles)</text:p>
        </text:list-item>
        <text:list-item>
          <text:p text:style-name="P7">E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.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6"><text:tab/>•<text:tab/>Suppression des fichiers inutiles et de tests. (Kévin, Charles)</text:p>
      <text:p text:style-name="P6"><text:tab/>•<text:tab/><text:span text:style-name="T1">Disparition de la bombe une fois qu'elle explose + ajout d'une nouvelle bombe disponible </text:span>(Pierre, Jérémy)</text:p>
      <text:p text:style-name="P6"><text:tab/>•<text:tab/><text:span text:style-name="T1">Suppression des flammes après le temps de l'explosion(Pierre, Jeremy)</text:span></text:p>
      <text:p text:style-name="P6"><text:tab/>•<text:tab/>Ajouts de commentaires. (Kévin, Charles)</text:p>
      <text:p text:style-name="P6"><text:tab/>•<text:tab/>Correction de tests et de petits bugs. (Charles, Kévin)</text:p>
      <text:p text:style-name="P6"><text:tab/>•<text:tab/>Changement dans la méthode addGameEntity. (Aymeric)</text:p>
      <text:p text:style-name="P6"><text:tab/>•<text:tab/>Tuer un jouer avec une Flame. (Aymeric)</text:p>
      <text:p text:style-name="P6"><text:tab/>•<text:tab/>Destruction de la boite avec une Flame (Jérémy, Aymeric)</text:p>
      <text:p text:style-name="P6"><text:tab/>•<text:tab/>Ajout des méthodes de tests createOverlapRulesApplierTest dans BombermanConfiguration.java et getBoundingBoxes dans Flame.java</text:p>
      <text:p text:style-name="P6"><text:tab/>•<text:tab/>Factorisation de la classe Box, Entity, Player, TestEntity et du format. (Aymeric)</text:p>
      <text:p text:style-name="P6"/>
      <text:p text:style-name="P6">23/01/2016</text:p>
      <text:p text:style-name="P6"><text:tab/>•<text:tab/>Changement dans la configuration des Entity tests et suppression de méthodes inutiles. (Aymeric)</text:p>
      <text:p text:style-name="P6"><text:tab/>•<text:tab/>Création et Ajout des bonus dans le jeu (BombRadiusBonus et BombBonus) (Aymeric,<text:span text:style-name="T1">Jeremy</text:span>)</text:p>
      <text:p text:style-name="P6"><text:tab/>•<text:tab/>Ajout et retouche de l’image pour les Bonus. (Aymeric, Charles)</text:p>
      <text:p text:style-name="P6"><text:tab/>•<text:tab/>Changement dans les commentaires. (Charles)</text:p>
      <text:p text:style-name="P6"><text:tab/>•<text:tab/>Suppression d’import inutiles et d’attribut inutiles. (Charles)</text:p>
      <text:p text:style-name="P6"><text:tab/>•<text:tab/>Ajout de la méthode de test increaseBombRadiusTest dans PlayerTest.java, ajout de la méthode de test de effect dans BombBonusTest puis creation et test de la méthode BombRadiusBonusTest. (Charles)</text:p>
      <text:p text:style-name="P6"><text:tab/>•<text:tab/>Ajout de 2 getters dans la classe Player.java. (Charles)</text:p>
      <text:p text:style-name="P6"><text:soft-page-break/><text:tab/>•<text:tab/><text:span text:style-name="T3">Tentative de factorisation en passant Bonus en interface mais problème avec overlapRule =&gt; Bonus reste une classe abstraite (Aymeric,Jérémy)</text:span></text:p>
      <text:p text:style-name="P6"><text:tab/>•<text:tab/><text:span text:style-name="T3">Création de méthodes pour bloquer les flammes après avoir cassé une caisse et aux murs : </text:span><text:span text:style-name="T4">ne semble pas fonctionner pour l'instant</text:span><text:span text:style-name="T3"> (Jérémy)</text:span></text:p>
      <text:p text:style-name="P5"/>
      <text:p text:style-name="P4">Contributions:</text:p>
      <text:p text:style-name="P1"/>
      <text:p text:style-name="P4">Apprentissages:</text:p>
      <text:p text:style-name="P1"/>
      <text:p text:style-name="P1">04/01/2016</text:p>
      <text:list xml:id="list155825217490682" text:style-name="L1">
        <text:list-item>
          <text:p text:style-name="P7"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/>
      <text:p text:style-name="P1">06/01/2016</text:p>
      <text:list xml:id="list155824980137111" text:style-name="L1">
        <text:list-item>
          <text:p text:style-name="P7">Envoyer un commit sur une pull request déjà existante</text:p>
        </text:list-item>
      </text:list>
      <text:p text:style-name="P1"/>
      <text:p text:style-name="P1">07/01/2016</text:p>
      <text:list xml:id="list155826658787020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155825809523238" text:style-name="L1">
        <text:list-item>
          <text:p text:style-name="P7">Retirer un commit d'une branche pour le déposer sur une autre</text:p>
        </text:list-item>
        <text:list-item>
          <text:p text:style-name="P7">Mettre a jour son Fork à partir de la branche master</text:p>
        </text:list-item>
      </text:list>
      <text:p text:style-name="P2"/>
      <text:p text:style-name="P2">11/01/2016</text:p>
      <text:list xml:id="list155824985915644" text:style-name="L1">
        <text:list-item>
          <text:p text:style-name="P7">Proposer une modification de notre projet de jeu par la création d’une nouvelle branche</text:p>
        </text:list-item>
      </text:list>
      <text:p text:style-name="P1"/>
      <text:p text:style-name="P4">Pull Requests:</text:p>
      <text:p text:style-name="P1"/>
      <text:p text:style-name="P1">04/01/2016</text:p>
      <text:list xml:id="list155825802780833" text:style-name="L1">
        <text:list-item>
          <text:p text:style-name="P7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55826114664917" text:style-name="L1">
        <text:list-item>
          <text:p text:style-name="P7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7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55826380178286" text:style-name="L1">
        <text:list-item>
          <text:p text:style-name="P7"><text:a xlink:type="simple" xlink:href="https://github.com/DamienCassou/lille-game-framework/pull/74">#74</text:a> heritage test MoveStrategyKeyboard (Accepté le 13/01/2016)</text:p>
        </text:list-item>
        <text:list-item>
          <text:p text:style-name="P7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55825175189941" text:style-name="L1">
        <text:list-item>
          <text:p text:style-name="P7"><text:soft-page-break/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55826896753019" text:style-name="L1">
        <text:list-item>
          <text:p text:style-name="P7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55825607204732" text:style-name="L1">
        <text:list-item>
          <text:p text:style-name="P7"><text:a xlink:type="simple" xlink:href="https://github.com/DamienCassou/lille-game-framework/pull/87">#87</text:a> add test in MoveStrategyKeyboardTest and fix bug (Accepté le 13/01/2016)</text:p>
        </text:list-item>
      </text:list>
      <text:p text:style-name="P5"/>
      <text:p text:style-name="P5">15/01/2016</text:p>
      <text:list xml:id="list155825268273969" text:style-name="L1">
        <text:list-item>
          <text:p text:style-name="P7"><text:a xlink:type="simple" xlink:href="https://github.com/DamienCassou/lille-game-framework/pull/89">#89</text:a> Delete a deprecated constructor (Accepté le 15/01/2016)</text:p>
        </text:list-item>
        <text:list-item>
          <text:p text:style-name="P7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7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7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5"/>
      <text:p text:style-name="P5">18/01/2016</text:p>
      <text:list xml:id="list155825306644756" text:style-name="L1">
        <text:list-item>
          <text:p text:style-name="P7"><text:a xlink:type="simple" xlink:href="https://github.com/DamienCassou/lille-game-framework/pull/112">#112</text:a> <text:s/>possibility to change the keys (En cours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23T18:49:41.223108582</dc:date>
    <meta:editing-duration>P0D</meta:editing-duration>
    <meta:editing-cycles>2</meta:editing-cycles>
    <meta:document-statistic meta:table-count="0" meta:image-count="0" meta:object-count="0" meta:page-count="7" meta:paragraph-count="177" meta:word-count="1929" meta:character-count="12634" meta:non-whitespace-character-count="10940"/>
  </office:meta>
</office:document-meta>
</file>